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0f581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1fffb" style:font-style-asian="normal" style:font-style-complex="normal"/>
    </style:style>
    <style:style style:name="T12" style:family="text">
      <style:text-properties officeooo:rsid="000a14f6"/>
    </style:style>
    <style:style style:name="T13" style:family="text">
      <style:text-properties officeooo:rsid="005714b7"/>
    </style:style>
    <style:style style:name="T14" style:family="text">
      <style:text-properties officeooo:rsid="00880dbe"/>
    </style:style>
    <style:style style:name="T15" style:family="text">
      <style:text-properties officeooo:rsid="007c6d62"/>
    </style:style>
    <style:style style:name="T16" style:family="text">
      <style:text-properties officeooo:rsid="01c4f176"/>
    </style:style>
    <style:style style:name="T17" style:family="text">
      <style:text-properties officeooo:rsid="03b4652d"/>
    </style:style>
    <style:style style:name="T18" style:family="text">
      <style:text-properties officeooo:rsid="04b50477"/>
    </style:style>
    <style:style style:name="T19" style:family="text">
      <style:text-properties officeooo:rsid="0473a949"/>
    </style:style>
    <style:style style:name="T20" style:family="text">
      <style:text-properties officeooo:rsid="0387836c"/>
    </style:style>
    <style:style style:name="T21" style:family="text">
      <style:text-properties officeooo:rsid="0003a8b9"/>
    </style:style>
    <style:style style:name="T22" style:family="text">
      <style:text-properties officeooo:rsid="01dff054"/>
    </style:style>
    <style:style style:name="T23" style:family="text">
      <style:text-properties officeooo:rsid="023c6ef8"/>
    </style:style>
    <style:style style:name="T24" style:family="text">
      <style:text-properties officeooo:rsid="023d2c84"/>
    </style:style>
    <style:style style:name="T25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0"><text:s text:c="4"/>Wolfgang <text:span text:style-name="T16">Esser-</text:span>Skala, 201<text:span text:style-name="T16">9</text:span></text:p>
      <text:p text:style-name="P10"/>
      <text:p text:style-name="P10"/>
      <text:p text:style-name="P8">© 201<text:span text:style-name="T16">9</text:span> by Wolfgang <text:span text:style-name="T16">Esser-</text:span>Skala. This edition is licensed under the Creative Commons Attribution<text:span text:style-name="T14">-NonCommercial-ShareAlike</text:span> 4.0 International License. To view a copy of this license, visit http://creativecommons.org/licenses/by<text:span text:style-name="T15">-nc-sa</text:span>/4.0/. </text:p>
      <text:p text:style-name="P7"/>
      <text:p text:style-name="P9">Music engraving by LilyPond 2.18.0 (http://www.lilypond.org).<text:span text:style-name="T13"><text:line-break/>Front matter</text:span> typeset with EB Garamond (http://www.georgduffner.at/ebgaramond).</text:p>
      <text:p text:style-name="P10"/>
      <text:p text:style-name="P6">First <text:span text:style-name="T16">version</text:span>, <text:span text:style-name="T24">December</text:span> 201<text:span text:style-name="T16">9</text:span></text:p>
      <text:p text:style-name="P12"/>
      <text:p text:style-name="P11">P R E F A C E <text:s text:c="2"/><text:span text:style-name="T1">&amp;</text:span> <text:s text:c="2"/>C R I T I C A L <text:s text:c="2"/>R E P O R T </text:p>
      <text:p text:style-name="P11"/>
      <text:p text:style-name="P1"/>
      <text:p text:style-name="P4">This edition <text:span text:style-name="T3">of the </text:span><text:span text:style-name="T2">Missa Pastorella ex G</text:span><text:span text:style-name="T3"> </text:span>bases upon <text:span text:style-name="T18">a copy in the Fürst zu Hohenlohe-Bartensteinsches Archiv. The digital version of the manuscript is available at</text:span></text:p>
      <text:p text:style-name="P18"><text:tab/><text:span text:style-name="T25">http://www.landesarchiv-bw.de/plink/?f=3-217491-1 </text:span>(siglum<text:span text:style-name="T19"> Ba 120 Bü 238</text:span>)<text:span text:style-name="T25">.</text:span></text:p>
      <text:p text:style-name="P3"/>
      <text:p text:style-name="P2">In general, this edition closely follows the <text:span text:style-name="T20">manuscript</text:span>. Any changes <text:span text:style-name="T1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16"><text:span text:style-name="T1">Bar<text:tab/>Staff<text:tab/>Note</text:span><text:span text:style-name="T10"><text:line-break/>1<text:tab/>S</text:span><text:span text:style-name="T7"><text:note text:id="ftn1" text:note-class="footnote"><text:note-citation>1</text:note-citation><text:note-body><text:p text:style-name="P21">Abbreviations: Ms, manuscript;<text:span text:style-name="T23"> </text:span>org, organ; <text:span text:style-name="T22">r, rest; </text:span>vl, violin<text:span text:style-name="T22">; vla, viola</text:span>.</text:p></text:note-body></text:note></text:span><text:span text:style-name="T10"><text:tab/>last quarter in Ms: g′4<text:line-break/>15<text:tab/>fl 2<text:tab/>grace note missing in Ms<text:line-break/>17<text:tab/>S<text:tab/>last eighth in Ms: r16–d″16<text:line-break/>19<text:tab/>S<text:tab/>last eighth in Ms: r16–d″16<text:line-break/>20<text:tab/>S<text:tab/>last eighth in Ms: r16–c″16<text:line-break/>37<text:tab/>vl 2<text:tab/>grace note missing in Ms<text:line-break/>38<text:tab/>fl 1<text:tab/>1st half of bar in Ms: a′4–b′4<text:line-break/>45<text:tab/>S<text:tab/>last eighth in Ms: r16–c″16<text:line-break/>60<text:tab/>fl vl 2<text:tab/>grace note missing in Ms<text:line-break/>63<text:tab/>vl 1</text:span><text:span text:style-name="T11"><text:tab/></text:span><text:span text:style-name="T10">last eighth in Ms: e″8<text:line-break/>64</text:span><text:span text:style-name="T11"><text:tab/></text:span><text:span text:style-name="T10">vl 1</text:span><text:span text:style-name="T11"><text:tab/></text:span><text:span text:style-name="T10">grace note missing in Ms<text:line-break/>69</text:span><text:span text:style-name="T11"><text:tab/></text:span><text:span text:style-name="T10">B</text:span><text:span text:style-name="T11"><text:tab/></text:span><text:span text:style-name="T10">1st half of bar in Ms: d′4–r4<text:line-break/>70</text:span><text:span text:style-name="T11"><text:tab/></text:span><text:span text:style-name="T10">fl 2</text:span><text:span text:style-name="T11"><text:tab/></text:span><text:span text:style-name="T10">3rd eighth in Ms: c″8<text:line-break/>71</text:span><text:span text:style-name="T11"><text:tab/></text:span><text:span text:style-name="T10">vl 1</text:span><text:span text:style-name="T11"><text:tab/></text:span><text:span text:style-name="T10">1st quarter in Ms: g′<text:line-break/>73</text:span><text:span text:style-name="T11"><text:tab/></text:span><text:span text:style-name="T10">vl 1</text:span><text:span text:style-name="T11"><text:tab/></text:span><text:span text:style-name="T10">1st quarter in Ms: a′<text:line-break/>73</text:span><text:span text:style-name="T11"><text:tab/></text:span><text:span text:style-name="T10">B</text:span><text:span text:style-name="T11"><text:tab/></text:span><text:span text:style-name="T10">1st half of bar in Ms: a4–r4<text:line-break/>75</text:span><text:span text:style-name="T11"><text:tab/></text:span><text:span text:style-name="T10">vl 1</text:span><text:span text:style-name="T11"><text:tab/></text:span><text:span text:style-name="T10">bar in Ms: r4–a′8–b′8–a′4–a′4<text:line-break/>76</text:span><text:span text:style-name="T11"><text:tab/></text:span><text:span text:style-name="T10">vl 1</text:span><text:span text:style-name="T11"><text:tab/></text:span><text:span text:style-name="T10">1st quarter in Ms: a′8–d″8<text:line-break/>93</text:span><text:span text:style-name="T11"><text:tab/></text:span><text:span text:style-name="T10">fl 1</text:span><text:span text:style-name="T11"><text:tab/></text:span><text:span text:style-name="T10">bar in Ms: r1<text:line-break/>93</text:span><text:span text:style-name="T11"><text:tab/></text:span><text:span text:style-name="T10">fl 2</text:span><text:span text:style-name="T11"><text:tab/></text:span><text:span text:style-name="T10">bar in Ms: r1<text:line-break/>101</text:span><text:span text:style-name="T11"><text:tab/></text:span><text:span text:style-name="T10">A</text:span><text:span text:style-name="T11"><text:tab/></text:span><text:span text:style-name="T10">last quarter in Ms: b′4<text:line-break/>104</text:span><text:span text:style-name="T11"><text:tab/></text:span><text:span text:style-name="T10">cor 1</text:span><text:span text:style-name="T11"><text:tab/></text:span><text:span text:style-name="T10">bar in Ms: d″1<text:line-break/>109</text:span><text:span text:style-name="T11"><text:tab/></text:span><text:span text:style-name="T10">cor 1</text:span><text:span text:style-name="T11"><text:tab/></text:span><text:span text:style-name="T10">1st half of bar in Ms: g″4–r4<text:line-break/>113</text:span><text:span text:style-name="T11"><text:tab/></text:span><text:span text:style-name="T10">vl 1</text:span><text:span text:style-name="T11"><text:tab/></text:span><text:span text:style-name="T10">grace note missing in Ms<text:line-break/>118</text:span><text:span text:style-name="T11"><text:tab/></text:span><text:span text:style-name="T10">fl 1, vl</text:span><text:span text:style-name="T11"><text:tab/></text:span><text:span text:style-name="T10">grace notes missing in Ms<text:line-break/>119</text:span><text:span text:style-name="T11"><text:tab/></text:span><text:span text:style-name="T10">vl 1</text:span><text:span text:style-name="T11"><text:tab/></text:span><text:span text:style-name="T10">grace note missing in Ms<text:line-break/>122</text:span><text:span text:style-name="T11"><text:tab/></text:span><text:span text:style-name="T10">cor 1</text:span><text:span text:style-name="T11"><text:tab/></text:span><text:span text:style-name="T10">1st half of bar in Ms: g′4–r4<text:line-break/>126</text:span><text:span text:style-name="T11"><text:tab/></text:span><text:span text:style-name="T10">fl 1, vl 2</text:span><text:span text:style-name="T11"><text:tab/></text:span><text:span text:style-name="T10">grace notes missing in Ms<text:line-break/>128</text:span><text:span text:style-name="T11"><text:tab/></text:span><text:span text:style-name="T10">vl 2</text:span><text:span text:style-name="T11"><text:tab/>2</text:span><text:span text:style-name="T10">nd quarter in Ms: g′–e′<text:line-break/>142</text:span><text:span text:style-name="T11"><text:tab/></text:span><text:span text:style-name="T10">vl 2</text:span><text:span text:style-name="T11"><text:tab/></text:span><text:span text:style-name="T10">in Ms unison with vl 1<text:line-break/>150</text:span><text:span text:style-name="T11"><text:tab/></text:span><text:span text:style-name="T10">vl 2</text:span><text:span text:style-name="T11"><text:tab/></text:span><text:span text:style-name="T10">1st half of bar in Ms: fis′2<text:line-break/>164</text:span><text:span text:style-name="T11"><text:tab/></text:span><text:span text:style-name="T10">cor 2</text:span><text:span text:style-name="T11"><text:tab/></text:span><text:span text:style-name="T10">bar in Ms: c′2–c′2<text:line-break/>168</text:span><text:span text:style-name="T11"><text:tab/></text:span><text:span text:style-name="T10">vla</text:span><text:span text:style-name="T11"><text:tab/>1</text:span><text:span text:style-name="T10">st quarter in Ms: a4<text:line-break/>186</text:span><text:span text:style-name="T11"><text:tab/></text:span><text:span text:style-name="T10">fl 1, vl 1</text:span><text:span text:style-name="T11"><text:tab/></text:span><text:span text:style-name="T10">grace note missing in Ms<text:line-break/></text:span><text:soft-page-break/><text:span text:style-name="T10">189</text:span><text:span text:style-name="T11"><text:tab/></text:span><text:span text:style-name="T10">fl, vl, A</text:span><text:span text:style-name="T11"><text:tab/></text:span><text:span text:style-name="T10">grace note missing in Ms<text:line-break/>209</text:span><text:span text:style-name="T11"><text:tab/></text:span><text:span text:style-name="T10">cor 2</text:span><text:span text:style-name="T11"><text:tab/></text:span><text:span text:style-name="T10">bar in Ms: c′2–c′2<text:line-break/>211</text:span><text:span text:style-name="T11"><text:tab/></text:span><text:span text:style-name="T10">cor 1</text:span><text:span text:style-name="T11"><text:tab/></text:span><text:span text:style-name="T10">bar in Ms: g′2–g′2<text:line-break/>215</text:span><text:span text:style-name="T11"><text:tab/></text:span><text:span text:style-name="T10">vl 1</text:span><text:span text:style-name="T11"><text:tab/></text:span><text:span text:style-name="T10">1st quarter in Ms: g′4<text:line-break/>219</text:span><text:span text:style-name="T11"><text:tab/></text:span><text:span text:style-name="T10">T</text:span><text:span text:style-name="T11"><text:tab/></text:span><text:span text:style-name="T10">last quarter in Ms: c′4</text:span></text:p>
      <text:p text:style-name="P16"/>
      <text:p text:style-name="P16"/>
      <text:p text:style-name="P16"/>
      <text:p text:style-name="P20">g l o ri a</text:p>
      <text:p text:style-name="P17"/>
      <text:p text:style-name="P16"><text:span text:style-name="T1">Bar<text:tab/>Staff<text:tab/>Note</text:span><text:span text:style-name="T10"><text:line-break/><text:line-break/></text:span></text:p>
      <text:p text:style-name="P15"/>
      <text:p text:style-name="P15"/>
      <text:p text:style-name="P15"/>
      <text:p text:style-name="P15"/>
      <text:p text:style-name="P15"><text:span text:style-name="T2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span></text:p>
      <text:p text:style-name="P5"/>
      <text:p text:style-name="P5"/>
      <text:p text:style-name="P5"><text:span text:style-name="T5">Salzburg, </text:span><text:span text:style-name="T8">December</text:span><text:span text:style-name="T5"> 201</text:span><text:span text:style-name="T6">9</text:span><text:line-break/>Wolfgang <text:span text:style-name="T17">Esser-</text:span>Skala</text:p>
      <text:p text:style-name="P13"><text:line-break/>C O N T E N T S</text:p>
      <text:p text:style-name="P1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30T14:32:26.529607553</dc:date>
    <dc:creator>Wolfgang Skala</dc:creator>
    <meta:editing-duration>P6DT10H49M4S</meta:editing-duration>
    <meta:editing-cycles>580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571" meta:character-count="2905" meta:non-whitespace-character-count="2352"/>
  </office:meta>
</office:document-meta>
</file>